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2e23" officeooo:paragraph-rsid="00112e23"/>
    </style:style>
    <style:style style:name="P2" style:family="paragraph" style:parent-style-name="Standard">
      <style:paragraph-properties fo:text-align="start" style:justify-single-word="false"/>
      <style:text-properties officeooo:rsid="00112e23" officeooo:paragraph-rsid="00112e23"/>
    </style:style>
    <style:style style:name="P3" style:family="paragraph" style:parent-style-name="Standard">
      <style:paragraph-properties fo:text-align="center" style:justify-single-word="false"/>
      <style:text-properties fo:font-size="14pt" officeooo:rsid="00112e23" officeooo:paragraph-rsid="00112e23" style:font-size-asian="14pt" style:font-size-complex="14pt"/>
    </style:style>
    <style:style style:name="T1" style:family="text">
      <style:text-properties officeooo:rsid="001264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文档简述</text:p>
      <text:p text:style-name="P1"/>
      <text:p text:style-name="P2"><text:tab/>基于人体关键点检测的判断仰卧起坐表征模型（以下简称 表征模型 ）</text:p>
      <text:p text:style-name="P2"/>
      <text:p text:style-name="P2"><text:tab/>表征模型为去年十一月份，学生被委派的一个小项目。万分感谢之前曾老师带领我们打开了通向机器学习的大门，让我们才得意具有相关知识去完成这个任务。本文档加一些学生毕业以后对于机器学习的相关理解，诚心有幸再向曾老师请教学习。</text:p>
      <text:p text:style-name="P2"/>
      <text:p text:style-name="P2"><text:tab/><text:tab/><text:tab/><text:tab/><text:tab/><text:tab/><text:tab/><text:tab/><text:tab/><text:tab/><text:tab/><text:tab/><text:tab/><text:tab/><text:tab/><text:tab/> <text:s text:c="3"/>学生：贾瑞</text:p>
      <text:p text:style-name="P2"><text:tab/><text:tab/><text:tab/><text:tab/><text:tab/><text:tab/><text:tab/><text:tab/><text:tab/><text:tab/><text:tab/><text:tab/><text:tab/><text:tab/><text:tab/><text:tab/><text:span text:style-name="T1">2020年3月25日</text:span></text:p>
      <text:p text:style-name="P2"><text:tab/><text:tab/><text:tab/><text:tab/><text:tab/><text:tab/><text:tab/><text:tab/><text:tab/><text:tab/><text:tab/><text:tab/><text:tab/><text:tab/><text:tab/><text:span text:style-name="T1">2015级 计科实验室 学生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13:16:21.293208284</meta:creation-date>
    <meta:generator>LibreOffice/6.0.7.3$Linux_X86_64 LibreOffice_project/00m0$Build-3</meta:generator>
    <dc:date>2020-03-25T10:30:58.663802798</dc:date>
    <meta:editing-duration>PT5M4S</meta:editing-duration>
    <meta:editing-cycles>2</meta:editing-cycles>
    <meta:document-statistic meta:table-count="0" meta:image-count="0" meta:object-count="0" meta:page-count="1" meta:paragraph-count="6" meta:word-count="162" meta:character-count="226" meta:non-whitespace-character-count="169"/>
  </office:meta>
</office:document-meta>
</file>